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0000003FF000002A84B8675FCBF23AC92.jpg" manifest:media-type="image/jpeg"/>
  <manifest:file-entry manifest:full-path="Pictures/100000010000060C0000029027CA2FB8B5DBFD69.png" manifest:media-type="image/png"/>
  <manifest:file-entry manifest:full-path="Pictures/100000010000060C0000029093E9ACE2686C453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Conversion de puissance électromécanique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6cm" svg:height="10.635cm" svg:x="6cm" svg:y="2.558cm">
          <draw:image xlink:href="Pictures/10000000000003FF000002A84B8675FCBF23AC9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23.022cm" svg:height="9.754cm" svg:x="2.489cm" svg:y="2.998cm">
          <draw:image xlink:href="Pictures/100000010000060C0000029027CA2FB8B5DBFD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23.045cm" svg:height="9.765cm" svg:x="2.478cm" svg:y="2.993cm">
          <draw:image xlink:href="Pictures/100000010000060C0000029093E9ACE2686C453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3H24M59S</meta:editing-duration>
    <meta:editing-cycles>22</meta:editing-cycles>
    <meta:generator>LibreOffice/7.2.7.2$Windows_X86_64 LibreOffice_project/8d71d29d553c0f7dcbfa38fbfda25ee34cce99a2</meta:generator>
    <dc:title>Slide agreg</dc:title>
    <dc:date>2022-06-11T17:59:40.133000000</dc:date>
    <meta:document-statistic meta:object-count="80"/>
  </office:meta>
</office:document-meta>
</file>